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s" fo:country="ES" fo:font-weight="normal" officeooo:rsid="001ad4de" officeooo:paragraph-rsid="0019234c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language="es" fo:country="ES" fo:font-weight="normal" officeooo:rsid="001ad4de" officeooo:paragraph-rsid="001ad4de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s" fo:country="ES" fo:font-weight="normal" officeooo:rsid="001b4b5b" officeooo:paragraph-rsid="001b4b5b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language="es" fo:country="ES" fo:font-weight="bold" officeooo:rsid="001c458c" officeooo:paragraph-rsid="001c458c" style:font-size-asian="20pt" style:font-weight-asian="bold" style:font-size-complex="20pt" style:font-weight-complex="bold"/>
    </style:style>
    <style:style style:name="T1" style:family="text">
      <style:text-properties officeooo:rsid="001b4b5b"/>
    </style:style>
    <style:style style:name="T2" style:family="text">
      <style:text-properties officeooo:rsid="001ba015"/>
    </style:style>
    <style:style style:name="T3" style:family="text">
      <style:text-properties fo:language="es" fo:country="AR"/>
    </style:style>
    <style:style style:name="T4" style:family="text">
      <style:text-properties fo:language="es" fo:country="AR" officeooo:rsid="001ba015"/>
    </style:style>
    <style:style style:name="T5" style:family="text">
      <style:text-properties fo:language="es" fo:country="AR" officeooo:rsid="001c458c"/>
    </style:style>
    <style:style style:name="T6" style:family="text">
      <style:text-properties officeooo:rsid="001c4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ual de usuario de la página: grupo A</text:p>
      <text:p text:style-name="P1"/>
      <text:p text:style-name="P2">Al <text:span text:style-name="T1">abrir </text:span>la página <text:span text:style-name="T1">por primera vez</text:span>,<text:span text:style-name="T3"> </text:span><text:span text:style-name="T5">el empleado</text:span><text:span text:style-name="T3"> </text:span>iniciará <text:span text:style-name="T1">sesión </text:span><text:span text:style-name="T5">con la cuenta asignada por</text:span> <text:span text:style-name="T1">la empresa</text:span>. Posteriormente, este podrá elegir entre 3 <text:span text:style-name="T5">opciones</text:span>; cargar clientes, cargar propuestas y ver propuestas.</text:p>
      <text:p text:style-name="P2"><text:s/>En el área de ‘Cargar clientes’, el <text:span text:style-name="T1">empleado comercial</text:span> tendrá que cargar una cantidad de datos<text:span text:style-name="T1">: Nombre y apellidos, DNI, edad, entre otros.</text:span></text:p>
      <text:p text:style-name="P2"><text:s text:c="2"/><text:span text:style-name="T1">Una vez hecho esto, dicho empleado podrá subir una propuesta, la cual tiene que estar ligado a un cliente previamente cargado y deberá aclarar ciertas limitaciones con respecto al proyecto que el cliente ha determinado, como la cantidad de días límites, presupuesto, etc.</text:span></text:p>
      <text:p text:style-name="P3"><text:s/><text:span text:style-name="T2">Cuando la propuesta se haya cargado con éxito, el empleado técnico tendrá que subir el detalle técnico – el procedimiento a seguir para cumplir la propuesta – para que el empleado del área comercial la pueda analizar en profundidad, </text:span><text:span text:style-name="T6">para a continuación </text:span><text:span text:style-name="T4">enviarlo al cliente. Previa discusion con el cliente, el empleado </text:span><text:span text:style-name="T6">del área comercial </text:span><text:span text:style-name="T2">podr</text:span><text:span text:style-name="T6">á </text:span><text:span text:style-name="T2">marcar</text:span><text:span text:style-name="T4"> la propuesta como rechazada </text:span><text:span text:style-name="T6">u </text:span><text:span text:style-name="T5">observada</text:span><text:span text:style-name="T6"> - </text:span><text:span text:style-name="T5">cuyo caso </text:span><text:span text:style-name="T6">exsiste la necesidad de modificarla -</text:span><text:span text:style-name="T5"> o como aprobada. En caso de aprobar la propuesta, se </text:span><text:span text:style-name="T6">deberá hacer</text:span><text:span text:style-name="T5"> la carga de proyec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17:31:25.243937673</meta:creation-date>
    <dc:date>2023-09-26T12:03:28.976000000</dc:date>
    <meta:editing-duration>PT19M4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192" meta:character-count="1188" meta:non-whitespace-character-count="995"/>
  </office:meta>
</office:document-meta>
</file>